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34.433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2cm" style:writing-mode="lr-tb"/>
    </style:style>
    <style:style style:name="P3" style:family="paragraph">
      <style:paragraph-properties fo:margin-top="0cm" fo:margin-bottom="2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2cm" style:writing-mode="lr-tb"/>
      <style:text-properties fo:color="#808080" style:font-name="Arial" fo:font-size="14pt" style:font-size-asian="14pt" style:font-size-complex="14pt"/>
    </style:style>
    <style:style style:name="P5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292.700012207031pt" fo:font-weight="normal" style:font-size-asian="292.700012207031pt" style:font-weight-asian="normal" style:font-size-complex="292.700012207031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1.699996948242pt" style:font-size-asian="151.699996948242pt" style:font-size-complex="151.699996948242pt"/>
    </style:style>
    <style:style style:name="T5" style:family="text">
      <style:text-properties fo:color="#808080" style:font-name="Arial" fo:font-size="183.5pt" fo:font-weight="normal" style:font-size-asian="183.5pt" style:font-weight-asian="normal" style:font-size-complex="183.5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775cm" svg:y="8.2cm">
          <draw:text-box>
            <text:p><text:span text:style-name="T1">בס“ד</text:span></text:p>
          </draw:text-box>
        </draw:frame>
        <draw:frame draw:style-name="gr2" draw:text-style-name="P4" draw:layer="layout" svg:width="253.6cm" svg:height="134.683cm" svg:x="10.4cm" svg:y="14.517cm">
          <draw:text-box>
            <text:p text:style-name="P2"><text:span text:style-name="T2">Hinweise zum Gastmodus</text:span></text:p>
            <text:p text:style-name="P2"><text:span text:style-name="T3"/></text:p>
            <text:p text:style-name="P3"><text:span text:style-name="T4">Der Gastmodus stellt für jeden Benutzer eine neue temporäre Arbeitsumgebung bereit. Nach dem Ausloggen oder Neustart des Computers sind alle Einstellungen und gespeicherten Inhalte verloren.</text:span></text:p>
            <text:p text:style-name="P3"><text:span text:style-name="T4">Eigene Dokumente und Arbeitsergebnisse müssen daher extern gespeichert werden, z.B. auf einem USB Stick oder im Internet. Datenträger (USB Stick) können mit dem "Laufwerke" Programm formatiert werden.</text:span></text:p>
            <text:p text:style-name="P3"/>
            <text:p text:style-name="P3"><text:span text:style-name="T5">Nützliche Tastaturbefehle:</text:span></text:p>
            <text:list text:style-name="L2">
              <text:list-item>
                <text:p text:style-name="P3"><text:span text:style-name="T4">Linke Alt-Shift zum Umschalten zwischen deutscher und hebräischer Tastatur.</text:span></text:p>
              </text:list-item>
              <text:list-item>
                <text:p text:style-name="P3"><text:span text:style-name="T4">Die Windowstaste ruft das Programmmenü auf. </text:span></text:p>
              </text:list-item>
              <text:list-item>
                <text:p text:style-name="P3"><text:span text:style-name="T4">Windowstaste halten zeigt die Übersicht der Tastaturbefehle. Es werden zudem Nummern in den Programmen der Startleiste gezeigt. Windows+Nummer dient zum Schnellstart und Umschalten.</text:span></text:p>
              </text:list-item>
              <text:list-item>
                <text:p text:style-name="P3"><text:span text:style-name="T4">Alt-TAB schaltet zwischen offenen Programmen um.</text:span></text:p>
              </text:list-item>
              <text:list-item>
                <text:p text:style-name="P3"><text:span text:style-name="T4">Windows-W zeigt alle offenen Programme an.</text:span></text:p>
              </text:list-item>
              <text:list-item>
                <text:p text:style-name="P3"><text:span text:style-name="T4">Ctrl-Windows-Pfeil Hoch maximiert das Fenster des aktuellen Programms.</text:span></text:p>
              </text:list-item>
              <text:list-item>
                <text:p text:style-name="P3"><text:span text:style-name="T4">Ctrl-Windows-Pfeil Links und Ctrl-Windows-Pfeil Rechts maximieren das aktuelle Programm auf den halben linken oder rechten Bildschirm.</text:span></text:p>
              </text:list-item>
            </text:list>
          </draw:text-box>
        </draw:frame>
        <draw:frame draw:style-name="gr3" draw:text-style-name="P5" draw:layer="layout" svg:width="34.963cm" svg:height="5.6cm" svg:x="244.7cm" svg:y="15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6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23:04:49.535235024</dc:date>
    <meta:editing-duration>PT1H20M45S</meta:editing-duration>
    <meta:editing-cycles>8</meta:editing-cycles>
    <meta:generator>LibreOffice/4.4.6.3$Linux_X86_64 LibreOffice_project/40m0$Build-3</meta:generator>
    <meta:document-statistic meta:object-count="3"/>
  </office:meta>
</office:document-meta>
</file>